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9900" draw:textarea-horizontal-align="justify" draw:textarea-vertical-align="middle" draw:auto-grow-height="false" fo:min-height="9.38cm" fo:min-width="8.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measure" style:list-style-name="L1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5" style:family="graphic" style:parent-style-name="measure" style:list-style-name="L1">
      <style:graphic-properties draw:textarea-vertical-align="top" draw:line-distance="0.739cm"/>
    </style:style>
    <style:style style:name="gr6" style:family="graphic" style:parent-style-name="standard">
      <style:graphic-properties svg:stroke-color="#000000" draw:fill="solid" draw:fill-color="#009900" draw:textarea-horizontal-align="justify" draw:textarea-vertical-align="middle" draw:auto-grow-height="false" fo:min-height="5.24cm" fo:min-width="8.75cm"/>
    </style:style>
    <style:style style:name="gr7" style:family="graphic" style:parent-style-name="standard">
      <style:graphic-properties svg:stroke-color="#000000" draw:fill="solid" draw:fill-color="#0066ff" draw:textarea-horizontal-align="justify" draw:textarea-vertical-align="top" draw:auto-grow-height="false" fo:min-height="3.85cm" fo:min-width="8.77cm"/>
    </style:style>
    <style:style style:name="gr8" style:family="graphic" style:parent-style-name="objectwithoutfill">
      <style:graphic-properties draw:stroke="dash" draw:stroke-dash="Ultrafine_20_Dashed"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color="#000000" draw:fill="solid" draw:fill-color="#ff9900" draw:textarea-horizontal-align="justify" draw:textarea-vertical-align="top" draw:auto-grow-height="false" fo:min-height="0.666cm" fo:min-width="8.5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009900" draw:textarea-horizontal-align="justify" draw:textarea-vertical-align="middle" draw:auto-grow-height="false" fo:min-height="14.381cm" fo:min-width="8.698cm" fo:padding-top="0.151cm" fo:padding-bottom="0.151cm" fo:padding-left="0.276cm" fo:padding-right="0.276cm"/>
    </style:style>
    <style:style style:name="gr11" style:family="graphic" style:parent-style-name="measure" style:list-style-name="L1">
      <style:graphic-properties draw:textarea-vertical-align="top" draw:line-distance="0.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P1" style:family="paragraph">
      <loext:graphic-properties draw:fill="none" draw:fill-color="#0099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9900"/>
      <style:paragraph-properties fo:text-align="center"/>
    </style:style>
    <style:style style:name="P8" style:family="paragraph">
      <loext:graphic-properties draw:fill="solid" draw:fill-color="#0066ff"/>
      <style:paragraph-properties fo:text-align="center"/>
    </style:style>
    <style:style style:name="P9" style:family="paragraph">
      <loext:graphic-properties draw:fill="solid" draw:fill-color="#ff99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9.25cm" svg:height="9.63cm" svg:x="3.14cm" svg:y="2.1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4cm" svg:y1="16.76cm" svg:x2="7.74cm" svg:y2="13.11cm">
          <text:p/>
        </draw:line>
        <draw:measure draw:style-name="gr3" draw:text-style-name="P3" draw:layer="measurelines" svg:x1="2.671cm" svg:y1="16.758cm" svg:x2="2.67cm" svg:y2="2.146cm">
          <text:p text:style-name="P3"><text:span text:style-name="T1">Target RAM</text:span></text:p>
        </draw:measure>
        <draw:frame draw:style-name="gr4" draw:text-style-name="P4" draw:layer="layout" svg:width="2.407cm" svg:height="0.962cm" svg:x="6.523cm" svg:y="12.2cm">
          <draw:text-box>
            <text:p>Stacks</text:p>
          </draw:text-box>
        </draw:frame>
        <draw:measure draw:style-name="gr5" draw:text-style-name="P5" draw:layer="measurelines" svg:x1="13.51cm" svg:y1="2.17cm" svg:x2="13.51cm" svg:y2="11.786cm">
          <text:p text:style-name="P5"/>
          <text:p text:style-name="P5"><text:span text:style-name="T2">OS heap size</text:span></text:p>
        </draw:measure>
        <draw:custom-shape draw:style-name="gr6" draw:text-style-name="P7" draw:layer="layout" svg:width="9.25cm" svg:height="5.49cm" svg:x="3.14cm" svg:y="2.18cm">
          <text:p text:style-name="P6"/>
          <text:p text:style-name="P6"/>
          <text:p text:style-name="P6"/>
          <text:p text:style-name="P6">Kernel</text:p>
          <text:p text:style-name="P6">and</text:p>
          <text:p text:style-name="P6">Object he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9.27cm" svg:height="4.1cm" svg:x="3.14cm" svg:y="7.7cm">
          <text:p text:style-name="P6">User heap</text:p>
          <text:p text:style-name="P6"/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71cm" svg:y1="2.25cm" svg:x2="7.71cm" svg:y2="4.14cm">
          <text:p/>
        </draw:line>
        <draw:line draw:style-name="gr8" draw:text-style-name="P2" draw:layer="layout" svg:x1="3.24cm" svg:y1="7.69cm" svg:x2="12.43cm" svg:y2="7.69cm">
          <text:p/>
        </draw:line>
        <draw:custom-shape draw:style-name="gr9" draw:text-style-name="P9" draw:layer="layout" svg:width="9.06cm" svg:height="0.916cm" svg:x="3.24cm" svg:y="8.637cm">
          <text:p text:style-name="P6">User pool 0</text:p>
          <text:p text:style-name="P6"/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25cm" svg:height="14.683cm" svg:x="3.16cm" svg:y="2.1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9.06cm" svg:height="0.916cm" svg:x="3.24cm" svg:y="10.66cm">
          <text:p text:style-name="P6"><text:s text:c="3"/>User pool N-1</text:p>
          <text:p text:style-name="P6"/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9.06cm" svg:height="0.916cm" svg:x="3.26cm" svg:y="9.62cm">
          <text:p text:style-name="P6">User pool ...</text:p>
          <text:p text:style-name="P6"/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3.27cm" svg:y1="9.535cm" svg:x2="12.24cm" svg:y2="9.536cm">
          <text:p/>
        </draw:line>
        <draw:line draw:style-name="gr8" draw:text-style-name="P2" draw:layer="layout" svg:x1="3.25cm" svg:y1="10.55cm" svg:x2="12.22cm" svg:y2="10.551cm">
          <text:p/>
        </draw:line>
        <draw:line draw:style-name="gr8" draw:text-style-name="P2" draw:layer="layout" svg:x1="3.29cm" svg:y1="9.66cm" svg:x2="12.26cm" svg:y2="9.661cm">
          <text:p/>
        </draw:line>
        <draw:line draw:style-name="gr8" draw:text-style-name="P2" draw:layer="layout" svg:x1="3.29cm" svg:y1="8.65cm" svg:x2="12.26cm" svg:y2="8.651cm">
          <text:p/>
        </draw:line>
        <draw:line draw:style-name="gr8" draw:text-style-name="P2" draw:layer="layout" svg:x1="3.27cm" svg:y1="10.67cm" svg:x2="12.24cm" svg:y2="10.671cm">
          <text:p/>
        </draw:line>
        <draw:line draw:style-name="gr8" draw:text-style-name="P2" draw:layer="layout" svg:x1="3.31cm" svg:y1="11.56cm" svg:x2="12.28cm" svg:y2="11.561cm">
          <text:p/>
        </draw:line>
        <draw:line draw:style-name="gr8" draw:text-style-name="P2" draw:layer="layout" svg:x1="3.2cm" svg:y1="2.21cm" svg:x2="12.39cm" svg:y2="2.21cm">
          <text:p/>
        </draw:line>
        <draw:line draw:style-name="gr2" draw:text-style-name="P2" draw:layer="layout" svg:x1="10.225cm" svg:y1="8.65cm" svg:x2="10.225cm" svg:y2="9.341cm">
          <text:p/>
        </draw:line>
        <draw:line draw:style-name="gr2" draw:text-style-name="P2" draw:layer="layout" svg:x1="10.24cm" svg:y1="9.64cm" svg:x2="10.24cm" svg:y2="10.331cm">
          <text:p/>
        </draw:line>
        <draw:line draw:style-name="gr2" draw:text-style-name="P2" draw:layer="layout" svg:x1="10.26cm" svg:y1="10.73cm" svg:x2="10.26cm" svg:y2="11.421cm">
          <text:p/>
        </draw:line>
        <draw:measure draw:style-name="gr11" draw:text-style-name="P5" draw:layer="layout" svg:x1="12.45cm" svg:y1="7.67cm" svg:x2="12.45cm" svg:y2="11.801cm">
          <text:p text:style-name="P5"/>
          <text:p text:style-name="P5"><text:span text:style-name="T2">User heap size</text:span></text:p>
        </draw:measure>
        <draw:line draw:style-name="gr2" draw:text-style-name="P2" draw:layer="layout" svg:x1="3.305cm" svg:y1="19.01cm" svg:x2="3.305cm" svg:y2="17.64cm">
          <text:p/>
        </draw:line>
        <draw:frame draw:style-name="gr12" draw:text-style-name="P4" draw:layer="layout" svg:width="4.587cm" svg:height="0.962cm" svg:x="4.24cm" svg:y="18.018cm">
          <draw:text-box>
            <text:p>Grow direction</text:p>
          </draw:text-box>
        </draw:frame>
        <draw:line draw:style-name="gr8" draw:text-style-name="P2" draw:layer="layout" svg:x1="2.5cm" svg:y1="19.805cm" svg:x2="4.051cm" svg:y2="19.805cm">
          <text:p/>
        </draw:line>
        <draw:frame draw:style-name="gr13" draw:text-style-name="P4" draw:layer="layout" svg:width="5.15cm" svg:height="0.962cm" svg:x="4.22cm" svg:y="19.34cm">
          <draw:text-box>
            <text:p>Protected reg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4:10:48.021000000</meta:creation-date>
    <dc:date>2017-08-28T19:16:39.903000000</dc:date>
    <meta:editing-duration>PT42M48S</meta:editing-duration>
    <meta:editing-cycles>2</meta:editing-cycles>
    <meta:generator>LibreOffice/5.1.2.2$Windows_x86 LibreOffice_project/d3bf12ecb743fc0d20e0be0c58ca359301eb705f</meta:generator>
    <meta:document-statistic meta:object-count="28"/>
  </office:meta>
</office:document-meta>
</file>